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text-properties fo:language="ca" fo:country="ES" fo:background-color="#ffff00" style:language-complex="ar" style:country-complex="SA"/>
    </style:style>
    <style:style style:name="P17"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8"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9"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20" style:family="paragraph" style:parent-style-name="Standard">
      <style:paragraph-properties fo:text-align="justify" style:justify-single-word="false"/>
      <style:text-properties style:font-name="Arial" fo:font-size="11pt" fo:language="ca" fo:country="ES" officeooo:rsid="00b1f527" officeooo:paragraph-rsid="0075b46b" style:font-size-asian="11pt"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3"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4"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5" style:family="paragraph" style:parent-style-name="Standard">
      <style:paragraph-properties fo:text-align="justify" style:justify-single-word="false"/>
      <style:text-properties fo:color="#000000" style:font-name="Arial" fo:font-size="11pt" fo:language="ca" fo:country="ES" officeooo:rsid="00dd3cfd" officeooo:paragraph-rsid="00dec29c" fo:background-color="transparent" style:font-size-asian="11pt" style:font-name-complex="Arial" style:font-size-complex="11pt" style:language-complex="ar" style:country-complex="SA"/>
    </style:style>
    <style:style style:name="P26" style:family="paragraph" style:parent-style-name="Standard">
      <style:paragraph-properties fo:text-align="justify" style:justify-single-word="false"/>
      <style:text-properties fo:color="#000000" style:font-name="Arial" fo:font-size="11pt" fo:language="ca" fo:country="ES" officeooo:rsid="00dfa6ce" officeooo:paragraph-rsid="00dfa6ce" fo:background-color="transparent" style:font-size-asian="11pt" style:font-name-complex="Arial" style:font-size-complex="11pt" style:language-complex="ar" style:country-complex="SA"/>
    </style:style>
    <style:style style:name="P27" style:family="paragraph" style:parent-style-name="Standard">
      <style:paragraph-properties fo:text-align="justify" style:justify-single-word="false"/>
      <style:text-properties fo:color="#000000" style:font-name="Arial" fo:font-size="11pt" fo:language="ca" fo:country="ES" officeooo:rsid="00dfda13" officeooo:paragraph-rsid="00dfda13" fo:background-color="transparent" style:font-size-asian="11pt" style:font-name-complex="Arial" style:font-size-complex="11pt" style:language-complex="ar" style:country-complex="SA"/>
    </style:style>
    <style:style style:name="P28"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9" style:family="paragraph" style:parent-style-name="Standard">
      <style:paragraph-properties fo:text-align="justify" style:justify-single-word="false"/>
      <style:text-properties fo:color="#000000" style:font-name="aRIAL" fo:font-size="11pt" fo:language="ca" fo:country="ES" fo:font-style="normal" fo:font-weight="normal" officeooo:rsid="00dec29c" officeooo:paragraph-rsid="00dec29c"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text-align="justify" style:justify-single-word="false"/>
      <style:text-properties fo:color="#000000" style:font-name="aRIAL" fo:font-size="11pt" fo:language="ca" fo:country="ES" fo:font-style="normal" fo:font-weight="normal" officeooo:rsid="00dfda13" officeooo:paragraph-rsid="00dfda1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1" style:family="paragraph" style:parent-style-name="Standard">
      <style:paragraph-properties fo:text-align="justify" style:justify-single-word="false"/>
      <style:text-properties fo:color="#000000" style:font-name="Arial Black1" fo:font-size="10pt" fo:language="ca" fo:country="ES" fo:font-weight="normal" officeooo:rsid="00dd3cfd" officeooo:paragraph-rsid="00dd3cfd" fo:background-color="transparent" style:font-size-asian="10pt" style:font-weight-asian="normal" style:font-name-complex="Arial" style:font-size-complex="10pt" style:language-complex="ar" style:country-complex="SA" style:font-weight-complex="normal"/>
    </style:style>
    <style:style style:name="P32"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33"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4"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5"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6"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7"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8"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40"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41"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2"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43"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44"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fo:background-color="#ffff00" style:font-size-asian="11pt" style:font-weight-asian="bold" style:font-name-complex="Arial" style:font-size-complex="11pt" style:language-complex="ar" style:country-complex="SA" style:font-weight-complex="bold"/>
    </style:style>
    <style:style style:name="P45" style:family="paragraph" style:parent-style-name="Standard">
      <style:paragraph-properties fo:margin-top="0cm" fo:margin-bottom="0cm" loext:contextual-spacing="false" fo:text-align="justify" style:justify-single-word="false" fo:orphans="2" fo:widows="2" style:writing-mode="lr-tb"/>
      <style:text-properties fo:color="#000000" style:font-name="Arial" fo:font-size="10pt" fo:language="ca" fo:country="ES" officeooo:rsid="0035a945" officeooo:paragraph-rsid="00cfefb1" fo:background-color="#ffff00" style:font-name-asian="Times New Roman" style:font-size-asian="10pt" style:font-name-complex="Arial" style:font-size-complex="10pt" style:language-complex="ar" style:country-complex="SA"/>
    </style:style>
    <style:style style:name="P46" style:family="paragraph" style:parent-style-name="Normal_20__28_Web_29_">
      <style:paragraph-properties fo:margin-top="0cm" fo:margin-bottom="0cm" loext:contextual-spacing="false" fo:text-align="justify" style:justify-single-word="false" fo:orphans="2" fo:widows="2" style:writing-mode="lr-tb"/>
      <style:text-properties fo:color="#000000" style:font-name="Arial" fo:font-size="10pt" fo:language="ca" fo:country="ES" fo:background-color="#ffff00" style:font-size-asian="10pt" style:font-name-complex="Arial" style:font-size-complex="10pt" style:language-complex="ar" style:country-complex="SA"/>
    </style:style>
    <style:style style:name="P47"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48"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9"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font-name="aRIAL" fo:font-size="11pt" fo:language="ca" fo:country="ES" fo:font-style="normal" fo:font-weight="normal" officeooo:rsid="0039544f" officeooo:paragraph-rsid="00e3c9d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font-name="Arial Black1" fo:font-size="10pt" fo:language="ca" fo:country="ES" fo:font-style="normal" fo:font-weight="normal" officeooo:rsid="00dd3cfd" officeooo:paragraph-rsid="00ebb3e6"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3c9d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7c32b"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25246" officeooo:paragraph-rsid="00f25246"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7ba5ec" officeooo:paragraph-rsid="00e7c32b"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font-style-complex="italic"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6"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87" style:family="paragraph" style:parent-style-name="Normal_20__28_Web_29_">
      <style:paragraph-properties fo:margin-top="0cm" fo:margin-bottom="0.212cm" loext:contextual-spacing="false" fo:text-align="justify" style:justify-single-word="false"/>
      <style:text-properties fo:font-size="10pt" fo:language="ca" fo:country="ES" fo:background-color="#ffff00" style:font-size-asian="10pt" style:font-name-complex="Arial" style:font-size-complex="10pt" style:language-complex="ar" style:country-complex="SA"/>
    </style:style>
    <style:style style:name="P88" style:family="paragraph" style:parent-style-name="Normal_20__28_Web_29_">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035a945" officeooo:paragraph-rsid="0084dedc" fo:background-color="#ffff00" style:font-size-asian="10pt" style:font-name-complex="Arial" style:font-size-complex="10pt" style:language-complex="ar" style:country-complex="SA"/>
    </style:style>
    <style:style style:name="P89" style:family="paragraph" style:parent-style-name="Normal_20__28_Web_29_">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084dedc" officeooo:paragraph-rsid="0084dedc" fo:background-color="#ffff00" style:font-size-asian="10pt" style:font-name-complex="Arial" style:font-size-complex="10pt" style:language-complex="ar" style:country-complex="SA"/>
    </style:style>
    <style:style style:name="P90" style:family="paragraph" style:parent-style-name="Normal_20__28_Web_29_">
      <style:paragraph-properties fo:margin-top="0cm" fo:margin-bottom="0.212cm" loext:contextual-spacing="false" fo:text-align="justify" style:justify-single-word="false" fo:orphans="2" fo:widows="2" style:writing-mode="lr-tb"/>
      <style:text-properties fo:color="#000000" style:font-name="Arial" fo:language="ca" fo:country="ES" fo:background-color="#ffff00" style:font-name-complex="Arial" style:language-complex="ar" style:country-complex="SA"/>
    </style:style>
    <style:style style:name="P91"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92"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officeooo:rsid="003f4c06" officeooo:paragraph-rsid="003f4c06" fo:background-color="#ffff00" style:font-size-asian="10pt" style:font-name-complex="Arial" style:language-complex="ar" style:country-complex="SA"/>
    </style:style>
    <style:style style:name="P93"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94"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font-size="10pt" fo:language="ca" fo:country="ES" officeooo:paragraph-rsid="00356719" fo:background-color="#ffff00" style:font-size-asian="10pt" style:font-name-complex="Arial" style:language-complex="ar" style:country-complex="SA"/>
    </style:style>
    <style:style style:name="P95"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ffff00" style:font-size-asian="10pt" style:font-name-complex="Arial" style:language-complex="ar" style:country-complex="SA"/>
    </style:style>
    <style:style style:name="P96"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97" style:family="paragraph" style:parent-style-name="Heading_20_1">
      <style:text-properties fo:font-size="12pt" fo:language="ca" fo:country="ES" style:font-size-asian="12pt" style:font-size-complex="12pt" style:language-complex="ar" style:country-complex="SA"/>
    </style:style>
    <style:style style:name="P98"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99" style:family="paragraph" style:parent-style-name="Standard" style:list-style-name="L139">
      <style:paragraph-properties style:line-height-at-least="0.564cm"/>
      <style:text-properties style:font-name="Arial" fo:font-size="10pt" fo:language="ca" fo:country="ES" fo:background-color="#ffff00" style:font-name-asian="ArialMT" style:font-size-asian="10pt" style:font-name-complex="ArialMT" style:font-size-complex="10pt" style:language-complex="ar" style:country-complex="SA"/>
    </style:style>
    <style:style style:name="P100" style:family="paragraph" style:parent-style-name="Standard" style:list-style-name="L139">
      <style:text-properties style:font-name="Arial" fo:font-size="10pt" fo:language="ca" fo:country="ES" fo:background-color="#ffff00" style:font-name-asian="ArialMT" style:font-size-asian="10pt" style:font-name-complex="ArialMT" style:font-size-complex="10pt" style:language-complex="ar" style:country-complex="SA"/>
    </style:style>
    <style:style style:name="P101" style:family="paragraph" style:parent-style-name="Standard" style:list-style-name="L139">
      <style:text-properties style:font-name="Arial" fo:font-size="10pt" fo:language="ca" fo:country="ES" fo:background-color="#ffff00" style:font-size-asian="10pt" style:font-size-complex="10pt" style:language-complex="ar" style:country-complex="SA"/>
    </style:style>
    <style:style style:name="P102"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103" style:family="paragraph" style:parent-style-name="Standard" style:list-style-name="L139">
      <style:paragraph-properties fo:margin-top="0cm" fo:margin-bottom="0.499cm" loext:contextual-spacing="false"/>
      <style:text-properties style:font-name="Arial" fo:language="ca" fo:country="ES" fo:background-color="#ffff00" style:language-complex="ar" style:country-complex="SA"/>
    </style:style>
    <style:style style:name="P10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0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0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0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10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09" style:family="paragraph">
      <loext:graphic-properties draw:fill="none" draw:fill-color="#ffffff"/>
      <style:text-properties style:font-name="Courier New1" fo:font-size="10pt" style:font-size-asian="10pt" style:font-size-complex="10pt"/>
    </style:style>
    <style:style style:name="P110" style:family="paragraph">
      <style:paragraph-properties fo:margin-left="0cm" fo:margin-right="0cm" fo:text-align="justify" fo:text-indent="0cm">
        <style:tab-stops>
          <style:tab-stop style:position="0.567cm"/>
        </style:tab-stops>
      </style:paragraph-properties>
    </style:style>
    <style:style style:name="P111"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officeooo:rsid="006b0e15"/>
    </style:style>
    <style:style style:name="T19" style:family="text">
      <style:text-properties fo:font-size="16pt" style:font-size-asian="16pt" style:font-size-complex="16pt"/>
    </style:style>
    <style:style style:name="T20" style:family="text">
      <style:text-properties fo:font-size="16pt" fo:background-color="transparent" loext:char-shading-value="0" style:font-size-asian="16pt" style:font-size-complex="16pt"/>
    </style:style>
    <style:style style:name="T21" style:family="text">
      <style:text-properties fo:font-size="10pt" style:font-size-asian="10pt" style:font-name-complex="Arial"/>
    </style:style>
    <style:style style:name="T22" style:family="text">
      <style:text-properties fo:font-size="10pt" fo:font-weight="bold" style:font-size-asian="10pt" style:font-weight-asian="bold" style:font-name-complex="Arial" style:font-weight-complex="bold"/>
    </style:style>
    <style:style style:name="T23" style:family="text">
      <style:text-properties fo:font-style="italic" style:font-style-asian="italic" style:font-style-complex="italic"/>
    </style:style>
    <style:style style:name="T24" style:family="text">
      <style:text-properties style:font-name-asian="ArialMT" style:font-name-complex="ArialMT"/>
    </style:style>
    <style:style style:name="T25" style:family="text">
      <style:text-properties fo:color="#000000" fo:background-color="transparent" loext:char-shading-value="0" style:font-name-complex="Arial"/>
    </style:style>
    <style:style style:name="T26" style:family="text">
      <style:text-properties fo:color="#000000" officeooo:rsid="00d318a5" fo:background-color="transparent" loext:char-shading-value="0" style:font-name-complex="Arial"/>
    </style:style>
    <style:style style:name="T27" style:family="text">
      <style:text-properties fo:color="#000000" officeooo:rsid="00d40247" fo:background-color="transparent" loext:char-shading-value="0" style:font-name-complex="Arial"/>
    </style:style>
    <style:style style:name="T28" style:family="text">
      <style:text-properties fo:color="#000000" officeooo:rsid="00d567a5" fo:background-color="transparent" loext:char-shading-value="0" style:font-name-complex="Arial"/>
    </style:style>
    <style:style style:name="T29" style:family="text">
      <style:text-properties fo:color="#000000" fo:background-color="#ffff00" loext:char-shading-value="0" style:font-name-complex="Arial"/>
    </style:style>
    <style:style style:name="T30" style:family="text">
      <style:text-properties style:font-weight-complex="normal"/>
    </style:style>
    <style:style style:name="T31" style:family="text">
      <style:text-properties officeooo:rsid="00356719"/>
    </style:style>
    <style:style style:name="T32" style:family="text">
      <style:text-properties officeooo:rsid="0035b86b"/>
    </style:style>
    <style:style style:name="T33" style:family="text">
      <style:text-properties officeooo:rsid="003f4c06"/>
    </style:style>
    <style:style style:name="T34" style:family="text">
      <style:text-properties officeooo:rsid="006904d7"/>
    </style:style>
    <style:style style:name="T35" style:family="text">
      <style:text-properties officeooo:rsid="00d15b3d"/>
    </style:style>
    <style:style style:name="T36" style:family="text">
      <style:text-properties style:font-name="Arial2" fo:font-weight="normal" style:font-weight-asian="normal" style:font-weight-complex="normal"/>
    </style:style>
    <style:style style:name="T37" style:family="text">
      <style:text-properties style:font-name="Arial2" fo:font-style="italic" style:font-style-asian="italic" style:font-style-complex="italic"/>
    </style:style>
    <style:style style:name="T38" style:family="text">
      <style:text-properties officeooo:rsid="00da9b56"/>
    </style:style>
    <style:style style:name="T39" style:family="text">
      <style:text-properties officeooo:rsid="00db4a84"/>
    </style:style>
    <style:style style:name="T40" style:family="text">
      <style:text-properties officeooo:rsid="00dd3cfd"/>
    </style:style>
    <style:style style:name="T41" style:family="text">
      <style:text-properties style:font-name="aRIAL" fo:font-style="normal" fo:font-weight="normal" style:language-asian="zxx" style:country-asian="none" style:font-style-asian="normal" style:font-weight-asian="normal" style:font-style-complex="normal" style:font-weight-complex="normal"/>
    </style:style>
    <style:style style:name="T42" style:family="text">
      <style:text-properties style:font-name="aRIAL" fo:font-style="normal" fo:font-weight="normal" officeooo:rsid="00dec29c" style:language-asian="zxx" style:country-asian="none" style:font-style-asian="normal" style:font-weight-asian="normal" style:font-style-complex="normal" style:font-weight-complex="normal"/>
    </style:style>
    <style:style style:name="T43" style:family="text">
      <style:text-properties style:font-name="aRIAL" fo:font-style="normal" fo:font-weight="normal" officeooo:rsid="00dfa6ce" style:language-asian="zxx" style:country-asian="none" style:font-style-asian="normal" style:font-weight-asian="normal" style:font-style-complex="normal" style:font-weight-complex="normal"/>
    </style:style>
    <style:style style:name="T44" style:family="text">
      <style:text-properties style:font-name="aRIAL" fo:font-style="normal" fo:font-weight="normal" officeooo:rsid="00dd3cfd" style:language-asian="zxx" style:country-asian="none" style:font-style-asian="normal" style:font-weight-asian="normal" style:font-style-complex="normal" style:font-weight-complex="normal"/>
    </style:style>
    <style:style style:name="T45" style:family="text">
      <style:text-properties style:font-name="aRIAL" fo:font-style="italic" fo:font-weight="normal" officeooo:rsid="00dec29c" style:language-asian="zxx" style:country-asian="none" style:font-style-asian="italic" style:font-weight-asian="normal" style:font-style-complex="italic" style:font-weight-complex="normal"/>
    </style:style>
    <style:style style:name="T46" style:family="text">
      <style:text-properties style:font-name="aRIAL" fo:font-style="italic" fo:font-weight="normal" officeooo:rsid="00dfa6ce" style:language-asian="zxx" style:country-asian="none" style:font-style-asian="italic" style:font-weight-asian="normal" style:font-style-complex="italic" style:font-weight-complex="normal"/>
    </style:style>
    <style:style style:name="T47" style:family="text">
      <style:text-properties officeooo:rsid="00deb4cb"/>
    </style:style>
    <style:style style:name="T48" style:family="text">
      <style:text-properties style:font-name="Courier New1" fo:font-style="normal" fo:font-weight="normal" officeooo:rsid="00dfa6ce" style:language-asian="zxx" style:country-asian="none" style:font-style-asian="normal" style:font-weight-asian="normal" style:font-style-complex="normal" style:font-weight-complex="normal"/>
    </style:style>
    <style:style style:name="T49" style:family="text">
      <style:text-properties officeooo:rsid="00e57306"/>
    </style:style>
    <style:style style:name="T50" style:family="text">
      <style:text-properties officeooo:rsid="00e84022"/>
    </style:style>
    <style:style style:name="T51" style:family="text">
      <style:text-properties officeooo:rsid="00f030bd"/>
    </style:style>
    <style:style style:name="T52" style:family="text">
      <style:text-properties officeooo:rsid="00f25246"/>
    </style:style>
    <style:style style:name="T53" style:family="text">
      <style:text-properties officeooo:rsid="00f2e1e9"/>
    </style:style>
    <style:style style:name="T54" style:family="text">
      <style:text-properties officeooo:rsid="00f33134"/>
    </style:style>
    <style:style style:name="T55" style:family="text">
      <style:text-properties officeooo:rsid="00f35143"/>
    </style:style>
    <style:style style:name="T56" style:family="text">
      <style:text-properties officeooo:rsid="00f52eeb"/>
    </style:style>
    <style:style style:name="T57" style:family="text">
      <style:text-properties officeooo:rsid="0103746e"/>
    </style:style>
    <style:style style:name="T58" style:family="text">
      <style:text-properties officeooo:rsid="01060870"/>
    </style:style>
    <style:style style:name="T59" style:family="text">
      <style:text-properties officeooo:rsid="010844de"/>
    </style:style>
    <style:style style:name="T60" style:family="text">
      <style:text-properties officeooo:rsid="0109897f"/>
    </style:style>
    <style:style style:name="T61" style:family="text">
      <style:text-properties officeooo:rsid="010a51c5"/>
    </style:style>
    <style:style style:name="T62" style:family="text">
      <style:text-properties officeooo:rsid="010fb766"/>
    </style:style>
    <style:style style:name="T63" style:family="text">
      <style:text-properties officeooo:rsid="01125f4e"/>
    </style:style>
    <style:style style:name="T64" style:family="text">
      <style:text-properties officeooo:rsid="011ab0ac"/>
    </style:style>
    <style:style style:name="T65" style:family="text">
      <style:text-properties officeooo:rsid="012430f9"/>
    </style:style>
    <style:style style:name="T66" style:family="text">
      <style:text-properties officeooo:rsid="01244ba7"/>
    </style:style>
    <style:style style:name="T67" style:family="text">
      <style:text-properties officeooo:rsid="01275f74"/>
    </style:style>
    <style:style style:name="T68" style:family="text">
      <style:text-properties officeooo:rsid="0127b908"/>
    </style:style>
    <style:style style:name="T69" style:family="text">
      <style:text-properties officeooo:rsid="012bf9b3"/>
    </style:style>
    <style:style style:name="T70" style:family="text">
      <style:text-properties officeooo:rsid="012ccb32"/>
    </style:style>
    <style:style style:name="T71" style:family="text">
      <style:text-properties officeooo:rsid="012ea3a3"/>
    </style:style>
    <style:style style:name="T72" style:family="text">
      <style:text-properties officeooo:rsid="013068f4"/>
    </style:style>
    <style:style style:name="T73" style:family="text">
      <style:text-properties officeooo:rsid="0136f489"/>
    </style:style>
    <style:style style:name="T74" style:family="text">
      <style:text-properties officeooo:rsid="0137b89c"/>
    </style:style>
    <style:style style:name="T75" style:family="text">
      <style:text-properties officeooo:rsid="01383432"/>
    </style:style>
    <style:style style:name="T76" style:family="text">
      <style:text-properties officeooo:rsid="0139511a"/>
    </style:style>
    <style:style style:name="T77" style:family="text">
      <style:text-properties style:font-name="Courier New1" fo:font-size="10pt" style:font-size-asian="10pt" style:font-size-complex="10pt"/>
    </style:style>
    <style:style style:name="T78" style:family="text">
      <style:text-properties fo:color="#800000" style:font-name="Courier New1" fo:font-size="10pt" style:font-size-asian="10pt" style:font-size-complex="10pt"/>
    </style:style>
    <style:style style:name="T79"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1"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9.622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6.8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16">2251</text:span><text:span text:style-name="T17"> CFG</text:span><text:span text:style-name="T16">S Administració de Sistemes Informàtics</text:span></text:p>
      <text:p text:style-name="P17">2252 CFGS Desenvolupament d'Aplicacions Multiplataforma</text:p>
      <text:h text:style-name="P96" text:outline-level="1"><text:span text:style-name="T20">Mòdul 3</text:span><text:span text:style-name="T19"> – Programació bàsica</text:span></text:h>
      <text:h text:style-name="P98" text:outline-level="1">UF2 – <text:span text:style-name="T30">Programació modular</text:span></text:h>
      <text:p text:style-name="P32">PROJECTE</text:p>
      <text:p text:style-name="P15"><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14"/>
      <text:p text:style-name="P36"/>
      <text:p text:style-name="P12"/>
      <text:p text:style-name="P13"/>
      <text:p text:style-name="P41">Presentació i resultats d'aprenentatge</text:p>
      <text:p text:style-name="P38">Aquest <text:span text:style-name="T35">projecte forma part de l'avaluació continuada </text:span><text:s/><text:span text:style-name="T35">i </text:span><text:span text:style-name="T14">es correspon amb els continguts treballats a la </text:span><text:span text:style-name="T15">segona unitat formativa del mòdul.</text:span></text:p>
      <text:p text:style-name="P37"/>
      <text:p text:style-name="P86"><text:span text:style-name="T21">Els </text:span><text:span text:style-name="T22">resultats d'aprenentatge </text:span><text:span text:style-name="T21"><text:s/>que es plantegen són:</text:span></text:p>
      <text:list xml:id="list3907619618566711421" text:style-name="L139">
        <text:list-item>
          <text:p text:style-name="P99">Analitza els conceptes relacionats amb la programació modular</text:p>
        </text:list-item>
        <text:list-item>
          <text:p text:style-name="P101"><text:span text:style-name="T24">Analitza els avantatges i la necessitat de la programació modular</text:span> </text:p>
        </text:list-item>
        <text:list-item>
          <text:p text:style-name="P100">Aplica el concepte d'anàlisi descendent en l'elaboració de programes.</text:p>
        </text:list-item>
        <text:list-item>
          <text:p text:style-name="P101"><text:span text:style-name="T24">Modularitza correctament els programes realitzats.</text:span> </text:p>
        </text:list-item>
        <text:list-item>
          <text:p text:style-name="P100">Realitza correctament les crides a funcions i la seva parametrització.</text:p>
        </text:list-item>
        <text:list-item>
          <text:p text:style-name="P103">Té en compte l'àmbit de les variables en les crides a les funcions.</text:p>
        </text:list-item>
      </text:list>
      <text:p text:style-name="P42">Criteris d’avaluació <text:span text:style-name="T34">de l'EAC</text:span></text:p>
      <text:p text:style-name="P39"/>
      <text:p text:style-name="P40">La puntuació màxima assignada a cada activitat s’indica a l’enunciat. <text:span text:style-name="T32">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40"/>
      <text:p text:style-name="P87">Els criteris que es tindran en compte per avaluar el treball de l’alumnat són els següents:</text:p>
      <text:list xml:id="list2021854053947360255" text:style-name="WW8Num27">
        <text:list-item>
          <text:p text:style-name="P91">Que faci el que es demana.</text:p>
        </text:list-item>
        <text:list-item>
          <text:p text:style-name="P91">Que la descomposició del<text:span text:style-name="T34">s</text:span> problem<text:span text:style-name="T34">es</text:span> sigui <text:span text:style-name="T33">correcta i </text:span>adequada.</text:p>
          <text:list>
            <text:list-item>
              <text:p text:style-name="P92">La descomposició contempli la resolució completa del problema plantejat </text:p>
            </text:list-item>
            <text:list-item>
              <text:p text:style-name="P92">Tingui un nivell de detall (profunditat i descripció) adequat.</text:p>
            </text:list-item>
          </text:list>
        </text:list-item>
        <text:list-item>
          <text:p text:style-name="P91">Que s'hagin corregit els errors de compilació i funcioni.</text:p>
        </text:list-item>
        <text:list-item>
          <text:p text:style-name="P91">Que sigui codi ordenat, clar <text:span text:style-name="T31">i fàcil de llegir</text:span>: </text:p>
          <text:list>
            <text:list-item>
              <text:p text:style-name="P93">Tot codi ha de tenir una capçalera apropiada. <text:s/></text:p>
            </text:list-item>
            <text:list-item>
              <text:p text:style-name="P93">Tot el codi ha d'estar correctament indentat (tabulació adequada).</text:p>
            </text:list-item>
            <text:list-item>
              <text:p text:style-name="P94"><text:span text:style-name="T34">Cal posar </text:span>nom<text:span text:style-name="T31">s</text:span> significatiu<text:span text:style-name="T31">s a les variables i mètodes</text:span>.</text:p>
            </text:list-item>
          </text:list>
        </text:list-item>
        <text:list-item>
          <text:p text:style-name="P95">Fer el lliurament en format .zip o .7z (NO s'admet el .rar)</text:p>
        </text:list-item>
      </text:list>
      <text:p text:style-name="P90"/>
      <text:p text:style-name="P44">Organització i metodologia per solucionar l'EAC</text:p>
      <text:p text:style-name="P88"><text:soft-page-break/>Aquest document només conté l'enunciat i la ponderació de cada apartat. La metodologia a utilitzar i la organització requerida per fer-ho està descrita a les activitats específiques. Consulteu la guia de treball de la unitat 4 per identificar-les. </text:p>
      <text:p text:style-name="P89">No vulgueu solucionar els apartat sense llegir la guia de treball i les activitats. Aquest enunciat us serveix per obtenir una idea global de la aplicació a fer durant la UF2 (unitats 4 i 5), per delimitar exactament els problemes que seus demana resoldre a la unitat 4 i conèixer també la seva ponderació. Insistim, la metodologia per solucionar els apartats i per saber el que cal lliurar en cada cas, la trobareu a les activitats específiques planificades a la guia de treball.</text:p>
      <text:p text:style-name="P46"/>
      <text:p text:style-name="P44">Forma i dates de lliurament</text:p>
      <text:p text:style-name="P16"/>
      <text:p text:style-name="P45">Cada activitat de la unitat 4 disposa de les seves instruccions de lliurement específiques. <text:s/>Seguiu les seves indicacions per ajustar-vos al format i les dates demandes.</text:p>
      <text:p text:style-name="P47"/>
      <text:p text:style-name="P40"/>
      <text:p text:style-name="P43"><text:bookmark-start text:name="__DdeLink__3243_1392924193"/>Context</text:p>
      <text:h text:style-name="P97" text:outline-level="1"><text:bookmark-end text:name="__DdeLink__3243_1392924193"/></text:h>
      <text:p text:style-name="P18"><text:span text:style-name="T25">Una editorial que comercialitza diversos diccionaris s'ha posat en contacte amb nosaltres. Estan interessats en crear un prototipus d'aplicació lúdica que incorpori </text:span><text:span text:style-name="T29">4 jocs</text:span><text:span text:style-name="T25"> amb paraules per promocionar </text:span><text:span text:style-name="T26">el seu diccionari de català</text:span><text:span text:style-name="T25">. </text:span><text:span text:style-name="T26">L'aplicació s'incorporarà en un futur a la versió digital del diccionari, però mentre tant volen començar a preparà el prototi</text:span><text:span text:style-name="T27">p</text:span><text:span text:style-name="T26">us.</text:span></text:p>
      <text:p text:style-name="P21"/>
      <text:p text:style-name="P19"><text:span text:style-name="T25">Com que es tracta </text:span><text:span text:style-name="T27">de la primera versió</text:span><text:span text:style-name="T25">, ens proposen de fer servir una interfície d'usuari senzilla de tipus consola (pantalla i teclat). De moment no els preocupa la persistència de les dades </text:span><text:span text:style-name="T28">ni la forma de connectar l'aplicació al seu diccionari</text:span><text:span text:style-name="T25">, </text:span><text:span text:style-name="T27">més endavant ja es pensarà la manera </text:span><text:span text:style-name="T28">de fer la connexió i</text:span><text:span text:style-name="T27"> d'emmagatzemar les dades a la base de dades.</text:span></text:p>
      <text:p text:style-name="P22"/>
      <text:p text:style-name="P22">Així, aquesta primera versió <text:span text:style-name="T38">de</text:span> l'aplicació farà sevir un llista de paraules i descripcions <text:span text:style-name="T38">emmagatzemades </text:span>en una matriu <text:span text:style-name="T38">de forma que a la primera columna hi trobarem el nom de la paraula i a la segona, la seva descripció. </text:span></text:p>
      <text:p text:style-name="P22"/>
      <text:p text:style-name="P23">En el fitxer anomenat <text:span text:style-name="T23">paraules.txt</text:span>, que <text:span text:style-name="T38">s'</text:span>adjunta amb aquest enunciat, hi trobareu les paraules i descripcions <text:s/>que heu de fer servir, en un format compatible amb la sintaxi de JAVA. Copieu el contingut <text:span text:style-name="T39">al fitxer de codi, així podreu </text:span>inicialitzar el diccionari del prototipus <text:span text:style-name="T39">sense haver d'introduir-les manualment</text:span>.</text:p>
      <text:p text:style-name="P22"/>
      <text:p text:style-name="P24">L'aplicació farà servir el diccionari per extreure a l'atzar les paraules i descripcions que cada joc necessiti. </text:p>
      <text:p text:style-name="P24"/>
      <text:p text:style-name="P28">Descripció dels jocs</text:p>
      <text:p text:style-name="P24"/>
      <text:p text:style-name="P24"><text:s/><text:span text:style-name="T40">A continuació descriurem cada un dels 4 jocs de forma totalment indepenent.</text:span></text:p>
      <text:p text:style-name="P24"/>
      <text:p text:style-name="P31"><text:span text:style-name="T50">Joc 1: </text:span>El Penjat</text:p>
      <text:p text:style-name="P24"/>
      <text:p text:style-name="P25">Es tracta d'una versió adaptada del popular joc del penjat. <text:span text:style-name="T47">L</text:span><text:span text:style-name="T41">'objectiu és endevinar una paraula </text:span><text:span text:style-name="T45">secreta</text:span><text:span text:style-name="T42">,</text:span><text:span text:style-name="T45"> </text:span><text:span text:style-name="T41">escollida a l'atzar per l'ordinador. </text:span><text:span text:style-name="T42">Primerament</text:span><text:span text:style-name="T41">, </text:span><text:span text:style-name="T42">el joc mostrarà per pantalla la lletra inicial de la paraula secreta, seguida de tants guions com lletres contingui la paraula a banda de la inicial. </text:span><text:span text:style-name="T43">Per exemple si la paraula secreta fos «</text:span><text:span text:style-name="T46">armari»</text:span><text:span text:style-name="T43">, l'usuari hauria de veure: </text:span><text:span text:style-name="T48">a-----</text:span><text:span text:style-name="T42">.</text:span></text:p>
      <text:p text:style-name="P29"/>
      <text:p text:style-name="P26"><text:soft-page-break/><text:span text:style-name="T42">A </text:span><text:span text:style-name="T41">partir d'aquí, l</text:span><text:span text:style-name="T44">'usuari intentarà endevinar la paraula indicant les lletres que la composen. Si la lletra escollida per l'usuari es troba a la paraula secreta, s'escriurà al seu lloc substituint al guió que la simbolitzava. En cas que la lletra no formi part de la paraula s'acumularà una errada. El joc finalitzarà quan l'usuari hagi esbrinat totes les lletres que composin la paraula o be hagi acumulat <text:s/>10 errades.</text:span></text:p>
      <text:p text:style-name="P22"/>
      <text:p text:style-name="P27">La pantalla del joc indicarà clarament que l'usuari es troba jugant al joc del penjat. També indicarà el nombre d'errades acumulades i deixarà ben clar cada una de les accions que l'usuari hauria de fer. <text:s/><text:span text:style-name="T41">La pantalla usada a tal fi podria tenir una forma com:</text:span></text:p>
      <text:p text:style-name="P30"/>
      <text:p text:style-name="P30"><draw:frame text:anchor-type="as-char" draw:z-index="8" draw:style-name="gr1" draw:text-style-name="P109" svg:width="14.819cm" svg:height="4.005cm"><draw:text-box><text:p><text:span text:style-name="T77">***************************************</text:span></text:p><text:p><text:span text:style-name="T77">** <text:s text:c="12"/>El PENJAT <text:s text:c="12"/>**</text:span></text:p><text:p><text:span text:style-name="T77">***************************************</text:span></text:p><text:p><text:span text:style-name="T77"/></text:p><text:p><text:span text:style-name="T77">Errades actuals:0</text:span></text:p><text:p><text:span text:style-name="T77"/></text:p><text:p><text:span text:style-name="T77">Endevina: S---</text:span></text:p><text:p><text:span text:style-name="T77"/></text:p><text:p><text:span text:style-name="T77">Escriu una lletra que contingui la paraula secreta: </text:span></text:p></draw:text-box></draw:frame></text:p>
      <text:p text:style-name="P30"/>
      <text:p text:style-name="P53">Amb independència de com <text:span text:style-name="T49">es trobin escrites les paraules en el diccionari,</text:span> aquestes es mostraran sempre en majúscules i la comprovació de les lletres indicades per l'usuari també es realitzarà amb independència de si s'han escrit en majúscules o no.</text:p>
      <text:p text:style-name="P53"/>
      <text:p text:style-name="P53">A cada intent es pot anar reforçant les accions de l'usuari mostrant un missatge encoratjador que indiqui si l'intent ha estat fructífer o no. </text:p>
      <text:p text:style-name="P53"/>
      <text:p text:style-name="P50"><text:span text:style-name="T36">Si l'usuari no escriu cap lletra, però prem la tecla </text:span><text:span text:style-name="T37">Entrar</text:span><text:span text:style-name="T36"> per error, l'aplicació l'avisarà que és necessari escriure al menys una lletra per continuar jugant.</text:span></text:p>
      <text:p text:style-name="P20"/>
      <text:p text:style-name="P56">Un cop iniciat el joc, aquest continuarà fins que l'usuari endevini la paraula o acumuli 10 errades. En ambdós casos se li farà saber a l'usuari amb un missatge <text:span text:style-name="T52">on s'inclourà també el nombre de punts aconseguits</text:span>. </text:p>
      <text:p text:style-name="P56"/>
      <text:p text:style-name="P60">EL punts aconseguits es calcularan restant el nombre d'errades al valor 10. És a dir, si l'usuari aconsegueix endevinar la paraula amb un total de 6 errades, els punts aconseguits seran 4 (10-6).</text:p>
      <text:p text:style-name="P56"/>
      <text:p text:style-name="P56">Per assegurar que l'usuari el llegeix <text:span text:style-name="T52">el missatge final</text:span>, se li farà confirmar la lectura prement la tecla <text:span text:style-name="T23">Entrar</text:span>. Exemple:</text:p>
      <text:p text:style-name="P54"/>
      <text:p text:style-name="P54"><draw:frame text:anchor-type="as-char" draw:z-index="9" draw:style-name="gr1" draw:text-style-name="P109" svg:width="14.987cm" svg:height="4.005cm"><draw:text-box><text:p><text:span text:style-name="T77">***************************************</text:span></text:p><text:p><text:span text:style-name="T77">** <text:s text:c="12"/>El PENJAT <text:s text:c="12"/>**</text:span></text:p><text:p><text:span text:style-name="T77">***************************************</text:span></text:p><text:p><text:span text:style-name="T77"/></text:p><text:p><text:span text:style-name="T77"/></text:p><text:p><text:span text:style-name="T77">Molt be! has endevinat la paraula “TORTUGA” amb només 6 errades. </text:span></text:p><text:p><text:span text:style-name="T77">Has aconseguit 4 punts.</text:span></text:p><text:p><text:span text:style-name="T77"/></text:p><text:p><text:span text:style-name="T77">prem [ENTRAR] per a continuar</text:span></text:p></draw:text-box></draw:frame></text:p>
      <text:p text:style-name="P54"/>
      <text:p text:style-name="P54"/>
      <text:p text:style-name="P63"><text:soft-page-break/></text:p>
      <text:p text:style-name="P51">Joc 2: Comença per ...</text:p>
      <text:p text:style-name="P33"/>
      <text:p text:style-name="P57"><text:span text:style-name="T51">Aquest joc és </text:span>semblant a l'anterior, però en aquest cas no s'indica el nombre de lletres, i l'usuari ha d'escriure la paraula sencera si vol guanyar. <text:span text:style-name="T55">Per</text:span> a cada intent fallit, pot demanar que l'aplicació descobreixi una a una les lletres per les que la paraula comenci. <text:span text:style-name="T53">Com a màxim </text:span>disposa<text:span text:style-name="T53">rà</text:span> de 15 intents, <text:span text:style-name="T54">tot i que depenent del nombre de pistes demanada el joc podria acabar-se abans.</text:span></text:p>
      <text:p text:style-name="P57"/>
      <text:p text:style-name="P61">Inicialment l'usuari començarà <text:span text:style-name="T58">amb una bossa de</text:span> <text:span text:style-name="T64">15</text:span> punts, però per cada intent fallit se li restarà un punt. La obtenció d'una nova <text:span text:style-name="T57">lletra amb la que la paraula comença,</text:span> penalitzarà també restant un punt extra. <text:span text:style-name="T56">És a dir, quant l'usuari demani una nova lletra després d'un intent fallit, se li restaran 2 punts, un per l'intent infructuós i una altre per la pista (lletra en que comença la paraula secreta). Si l'usuari arriba a zero punts, malgrat no hagi consumit encara els 15 intents, es finalitzarà el joc perquè ja no queden punts a la bossa.</text:span></text:p>
      <text:p text:style-name="P56"/>
      <text:p text:style-name="P55">La pantalla principal indicarà permanentment el nombre <text:span text:style-name="T58">de punts </text:span>que restin <text:span text:style-name="T59">a la bossa</text:span> i animarà a l'usuari a escriure la paraula <text:span text:style-name="T59">secreta d'acord amb el començament descobert fins el moment</text:span>.</text:p>
      <text:p text:style-name="P55"/>
      <text:p text:style-name="P55"><draw:frame text:anchor-type="as-char" svg:y="-1.734cm" draw:z-index="10" draw:style-name="gr2" draw:text-style-name="P109" svg:width="15.32cm" svg:height="4.405cm"><draw:text-box><text:p><text:span text:style-name="T77">***************************************</text:span></text:p><text:p><text:span text:style-name="T77">** <text:s text:c="9"/>COMENÇA PER... <text:s text:c="10"/>**</text:span></text:p><text:p><text:span text:style-name="T77">***************************************</text:span></text:p><text:p><text:span text:style-name="T77"/></text:p><text:p><text:span text:style-name="T77">Disposes d'una bossa de 15 punts per aconseguir endevinar la paraula. Ànims</text:span></text:p><text:p><text:span text:style-name="T77"/></text:p><text:p><text:span text:style-name="T77">La paraula comença per "S"</text:span></text:p><text:p><text:span text:style-name="T77"/></text:p><text:p><text:span text:style-name="T77">Intenta endevinar la paraula:</text:span></text:p></draw:text-box></draw:frame></text:p>
      <text:p text:style-name="P55"/>
      <text:p text:style-name="P55">Després de cada intent, si l'usuari no endevina la paraula, s'informa que l'intent ha estat fallit i se li demana si desitja una pista abans de realitzar un nou intent:</text:p>
      <text:p text:style-name="P55"/>
      <text:p text:style-name="P55"><draw:frame text:anchor-type="as-char" draw:z-index="11" draw:style-name="gr1" draw:text-style-name="P109" svg:width="17.211cm" svg:height="4.005cm"><draw:text-box><text:p><text:span text:style-name="T77">Intenta endevinar la paraula: </text:span><text:span text:style-name="T78">arbre</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text:span></text:p></draw:text-box></draw:frame></text:p>
      <text:p text:style-name="P65"/>
      <text:p text:style-name="P66">Si la contesta és afirmativa es descobrirà <text:span text:style-name="T60">la següent lletra de la paraula secreta, que </text:span>resti per descobrir <text:span text:style-name="T61">i es sostrauran 2 punts de la bossa</text:span>. Per contra, si la resposta és negativa, <text:span text:style-name="T61">es mantindran les lletres descobertes fins el moment i només es traurà un punt</text:span>. Vegeu la seqüencia exemplificadora:</text:p>
      <text:p text:style-name="P66"/>
      <text:p text:style-name="P67"><text:soft-page-break/><draw:frame text:anchor-type="as-char" draw:z-index="12" draw:style-name="gr3" draw:text-style-name="P109" svg:width="17.211cm" svg:height="20.021cm"><draw:text-box><text:p><text:span text:style-name="T77">***************************************</text:span></text:p><text:p><text:span text:style-name="T77">** <text:s text:c="9"/>COMENÇA PER... <text:s text:c="10"/>**</text:span></text:p><text:p><text:span text:style-name="T77">***************************************</text:span></text:p><text:p><text:span text:style-name="T77"/></text:p><text:p><text:span text:style-name="T77">Disposes d'una bossa de 15 punts per aconseguir endevinar la paraula. Ànims</text:span></text:p><text:p><text:span text:style-name="T77"/></text:p><text:p><text:span text:style-name="T77">La paraula comença per "S"</text:span></text:p><text:p><text:span text:style-name="T77"/></text:p><text:p><text:span text:style-name="T77">Intenta endevinar la paraula: </text:span><text:span text:style-name="T78">sol</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 </text:span><text:span text:style-name="T78">S</text:span></text:p><text:p><text:span text:style-name="T77"/></text:p><text:p><text:span text:style-name="T77"/></text:p><text:p><text:span text:style-name="T77"/></text:p><text:p><text:span text:style-name="T77">***************************************</text:span></text:p><text:p><text:span text:style-name="T77">** <text:s text:c="9"/>COMENÇA PER... <text:s text:c="10"/>**</text:span></text:p><text:p><text:span text:style-name="T77">***************************************</text:span></text:p><text:p><text:span text:style-name="T77"/></text:p><text:p><text:span text:style-name="T77">Disposes d'una bossa de 13 punts per aconseguir endevinar la paraula. Ànims</text:span></text:p><text:p><text:span text:style-name="T77"/></text:p><text:p><text:span text:style-name="T77">La paraula comença per "SA"</text:span></text:p><text:p><text:span text:style-name="T77"/></text:p><text:p><text:span text:style-name="T77">Intenta endevinar la paraula: </text:span><text:span text:style-name="T78">sabata</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 </text:span><text:span text:style-name="T78">N</text:span></text:p><text:p><text:span text:style-name="T77"/></text:p><text:p><text:span text:style-name="T77"/></text:p><text:p><text:span text:style-name="T77"/></text:p><text:p><text:span text:style-name="T77">***************************************</text:span></text:p><text:p><text:span text:style-name="T77">** <text:s text:c="9"/>COMENÇA PER... <text:s text:c="10"/>**</text:span></text:p><text:p><text:span text:style-name="T77">***************************************</text:span></text:p><text:p><text:span text:style-name="T77"/></text:p><text:p><text:span text:style-name="T77">Disposes d'una bossa de 12 punts per aconseguir endevinar la paraula. Ànims</text:span></text:p><text:p><text:span text:style-name="T77"/></text:p><text:p><text:span text:style-name="T77">La paraula comença per "SA"</text:span></text:p><text:p><text:span text:style-name="T77"/></text:p><text:p><text:span text:style-name="T77">Intenta endevinar la paraula: </text:span></text:p></draw:text-box></draw:frame></text:p>
      <text:p text:style-name="P67"/>
      <text:p text:style-name="P58">Quan l'usuari encerti la paraula secreta o bé quan es quedi sense <text:span text:style-name="T62">punts</text:span> el programa mostrarà un missatge indicant-ho i demanarà a l'usuari que en confirmi la lectura prement la tecla <text:span text:style-name="T23">Entrar</text:span>. Per exemple:</text:p>
      <text:p text:style-name="P64"><text:soft-page-break/><draw:frame text:anchor-type="as-char" draw:z-index="13" draw:style-name="gr4" draw:text-style-name="P109" svg:width="14.819cm" svg:height="2.804cm"><draw:text-box><text:p><text:span text:style-name="T77">***************************************</text:span></text:p><text:p><text:span text:style-name="T77">** <text:s text:c="9"/>COMENÇA PER... <text:s text:c="10"/>**</text:span></text:p><text:p><text:span text:style-name="T77">***************************************</text:span></text:p><text:p><text:span text:style-name="T77"/></text:p><text:p><text:span text:style-name="T77">Molt be! has endevinat la paraula i has conservat 5 punts</text:span></text:p><text:p><text:span text:style-name="T77">prem [ENTRAR] per a continuar</text:span></text:p></draw:text-box></draw:frame></text:p>
      <text:p text:style-name="P58"/>
      <text:p text:style-name="P59">Cal tenir en compte també que el nombre de <text:span text:style-name="T63">lletres a mostrar com a pista </text:span>no és il·limitat, doncs cal evitar descobrir la paraula sencera. En cas que l'usuari hagi demanant un nombre de <text:span text:style-name="T63">lletres </text:span>igual a la longitud de la paraula menys una lletra, el programa informarà <text:span text:style-name="T63">a</text:span> l'usuari que no és possible oferir-li <text:span text:style-name="T63">més lletres. </text:span></text:p>
      <text:p text:style-name="P59"/>
      <text:p text:style-name="P62">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59"/>
      <text:p text:style-name="P58"/>
      <text:p text:style-name="P58"><draw:frame text:anchor-type="as-char" draw:z-index="14" draw:style-name="gr5" draw:text-style-name="P109" svg:width="14.987cm" svg:height="6.407cm"><draw:text-box><text:p><text:span text:style-name="T77">***************************************</text:span></text:p><text:p><text:span text:style-name="T77">** <text:s text:c="9"/>COMENÇA PER... <text:s text:c="10"/>**</text:span></text:p><text:p><text:span text:style-name="T77">***************************************</text:span></text:p><text:p><text:span text:style-name="T77"/></text:p><text:p><text:span text:style-name="T77">Disposes d'una bossa de 2 punts per aconseguir endevinar la paraula. Ànims</text:span></text:p><text:p><text:span text:style-name="T77"/></text:p><text:p><text:span text:style-name="T77">La paraula comença per "ESPARDE"</text:span></text:p><text:p><text:span text:style-name="T77"/></text:p><text:p><text:span text:style-name="T77">Intenta endevinar la paraula: </text:span><text:span text:style-name="T78">ESPARDENYOT</text:span></text:p><text:p><text:span text:style-name="T77"/></text:p><text:p><text:span text:style-name="T77">L'intent ha estat fallit.</text:span></text:p><text:p><text:span text:style-name="T77"/></text:p><text:p><text:span text:style-name="T77">Malauradament no et podem donar cap més pista. Fes un nou intent.</text:span></text:p><text:p><text:span text:style-name="T77"/></text:p></draw:text-box></draw:frame></text:p>
      <text:p text:style-name="P68"/>
      <text:p text:style-name="P69">Amb independència de com <text:span text:style-name="T49">es trobin escrites les paraules en el diccionari,</text:span> aquestes es mostraran sempre en majúscules i la comprovació de les lletres indicades per l'usuari també es realitzarà amb independència de si s'han escrit en majúscules o no.</text:p>
      <text:p text:style-name="P69"/>
      <text:p text:style-name="P83"/>
      <text:p text:style-name="P52">Joc 3: Lletres barrejades</text:p>
      <text:p text:style-name="P70"/>
      <text:p text:style-name="P72">Aquest joc està inspirat en el joc anomenat <text:span text:style-name="T23">Scrabble</text:span>. Inicialment l'aplicació mostrarà un conjunt de 30 lletres per la pantalla. <text:span text:style-name="T68"><text:s/></text:span>L'usuari disposarà de <text:span text:style-name="T72">sis</text:span> intents per trobar tantes paraules com sigui possible combinant les 30 lletres. Cal que siguin paraules reconegudes per l'aplicació, i això és equivalent a les paraules contingudes en el diccionari. <text:span text:style-name="T68">L'aplicació s'assegurarà que és possible una combinació vàlida amb quasi totes les lletres proposades (vegeu el detall de com s'haurà de fer la proposta de lletres).</text:span></text:p>
      <text:p text:style-name="P71"/>
      <text:p text:style-name="P73">En cada intent, es <text:span text:style-name="T70">buscaran al diccionari </text:span>les paraules proposades <text:span text:style-name="T69">per l'usuari per poder-les validar. Només </text:span>es <text:span text:style-name="T70">puntuaran les paraules vàlides, la resta seran ignorades fins i tot si es tracta de paraules derivades de les del diccionari. </text:span></text:p>
      <text:p text:style-name="P73"/>
      <text:p text:style-name="P74"><text:soft-page-break/>En cas que la combinació de lletres d'un intent no es correspongui <text:span text:style-name="T71">exactament </text:span>amb les lletres mostrades <text:span text:style-name="T67">a la</text:span> pantalla, es desestimaran totes les propostes i es passarà directament a<text:span text:style-name="T71">l</text:span> següent intent <text:span text:style-name="T67">sense puntuar cap paraula.</text:span></text:p>
      <text:p text:style-name="P73"/>
      <text:p text:style-name="P75">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75"/>
      <text:p text:style-name="P76">Després de cada intent, s'informarà a l'usuari de quin ha estat el resultat, també es refrescarà la puntuació si calgués i s'eliminaran les lletres de les paraules vàlides del conjunt de lletres a combinar en el nou intent, de forma <text:span text:style-name="T65">que resulti més fàcil descobrir noves paraules.</text:span></text:p>
      <text:p text:style-name="P77"/>
      <text:p text:style-name="P84">El joc continuarà fins que <text:span text:style-name="T66">l'usuari descobreixi totes les paraules de la combinació o bé fins esgotar el sisè torn.</text:span></text:p>
      <text:p text:style-name="P84"/>
      <text:p text:style-name="P85">Detall de la selecció inicial de lletres</text:p>
      <text:p text:style-name="P78"/>
      <text:p text:style-name="P78">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78"/>
      <text:p text:style-name="P78">La metodologia emprada per l'aplicació serà la de seleccionar a l'atzar, un nombre variable de paraules del diccionari de forma que la suma de les seves longituds s'aproximi tant com sigui possible a 30, sense sobrepassar-lo. <text:span text:style-name="T73">Sempre que en el diccionari existeixi una paraula de mida adequada per afegir a la selecció sense sobrepassar el límit, caldrà fer-ho.</text:span></text:p>
      <text:p text:style-name="P78"/>
      <text:p text:style-name="P78">Un cop <text:span text:style-name="T74">conformat el conjunt de paraules, caldrà extreure les lletres d'aquestes i barrejar-les per tal de poder-les presentar a l'usuari sense donar cap pista.</text:span></text:p>
      <text:p text:style-name="P80">Per exemple la combinació </text:p>
      <text:p text:style-name="P78"/>
      <text:p text:style-name="P79"><draw:frame text:anchor-type="as-char" draw:z-index="15" draw:style-name="gr6" draw:text-style-name="P111" svg:width="6.889cm" svg:height="2.003cm"><draw:text-box><text:p><text:span text:style-name="T79">|R, S, L, O, U, D, A, O, I, O|</text:span></text:p><text:p><text:span text:style-name="T79">|S, A, E, R, I, R, L, B, N, A|</text:span></text:p><text:p><text:span text:style-name="T79">|A, P, C, D, A, A, B, E, L, T|</text:span></text:p><text:p text:style-name="P110"><text:span text:style-name="T80"/></text:p></draw:text-box></draw:frame></text:p>
      <text:p text:style-name="P79"/>
      <text:p text:style-name="P82">s'ha obtingut de barrejar les paraules: ABADESSA, IDOL, <text:span text:style-name="T75">PLORAR</text:span>, INCLOURE <text:span text:style-name="T76">i </text:span>BATA, <text:span text:style-name="T75">que juntes sumen un total de 30 lletres.</text:span></text:p>
      <text:p text:style-name="P81"/>
      <text:p text:style-name="P81"/>
      <text:p text:style-name="P107">Detall de les pantalles</text:p>
      <text:p text:style-name="P78"/>
      <text:p text:style-name="P108">La pantalla principal del joc mostrarà tota la informació útil per l'usuari:</text:p>
      <text:p text:style-name="P104"/>
      <text:p text:style-name="P104"><text:soft-page-break/><draw:frame text:anchor-type="as-char" draw:z-index="16" draw:style-name="gr7" draw:text-style-name="P109" svg:width="14.819cm" svg:height="8.009cm"><draw:text-box><text:p><text:span text:style-name="T77">***************************************</text:span></text:p><text:p><text:span text:style-name="T77">** <text:s text:c="7"/>LLETRES BARREJADES <text:s text:c="8"/>**</text:span></text:p><text:p><text:span text:style-name="T77">***************************************</text:span></text:p><text:p><text:span text:style-name="T77"/></text:p><text:p><text:span text:style-name="T77">=================</text:span></text:p><text:p><text:span text:style-name="T77">Torn: 1 de 6</text:span></text:p><text:p><text:span text:style-name="T77">Punts aconseguits: 0</text:span></text:p><text:p><text:span text:style-name="T77">Paraules descobertes: </text:span></text:p><text:p><text:span text:style-name="T77"/></text:p><text:p><text:span text:style-name="T77">==================================================</text:span></text:p><text:p><text:span text:style-name="T77"/></text:p><text:p><text:span text:style-name="T77">Lletres que pots utilitzar:</text:span></text:p><text:p><text:span text:style-name="T79">|R, S, L, O, U, D, A, O, I, O|</text:span></text:p><text:p><text:span text:style-name="T79">|S, A, E, R, I, R, L, B, N, A|</text:span></text:p><text:p><text:span text:style-name="T79">|A, P, C, D, A, A, B, E, L, T|</text:span></text:p><text:p><text:span text:style-name="T81"/></text:p><text:p><text:span text:style-name="T77">Intenta escriure totes les paraules que puguis combinant les lletres. Escriu les paraules separades per espais i prem [Entrar] per finalitzar el torn.</text:span></text:p></draw:text-box></draw:frame></text:p>
      <text:p text:style-name="P104"/>
      <text:p text:style-name="P105">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3">plorar </text:span>i <text:span text:style-name="T23">abadessa</text:span>, la nova pantalla es mostrarà:</text:p>
      <text:p text:style-name="P105"/>
      <text:p text:style-name="P105"><draw:frame text:anchor-type="as-char" draw:z-index="17" draw:style-name="gr7" draw:text-style-name="P109" svg:width="14.819cm" svg:height="8.409cm"><draw:text-box><text:p><text:span text:style-name="T77">***************************************</text:span></text:p><text:p><text:span text:style-name="T77">** <text:s text:c="7"/>LLETRES BARREJADES <text:s text:c="8"/>**</text:span></text:p><text:p><text:span text:style-name="T77">***************************************</text:span></text:p><text:p><text:span text:style-name="T77"/></text:p><text:p><text:span text:style-name="T77">=================</text:span></text:p><text:p><text:span text:style-name="T77">Torn: 2 de 6</text:span></text:p><text:p><text:span text:style-name="T77">Punts aconseguits: 7</text:span></text:p><text:p><text:span text:style-name="T77">Paraules descobertes: </text:span></text:p><text:p><text:span text:style-name="T77"><text:s/></text:span><text:span text:style-name="T77">- PLORAR, </text:span></text:p><text:p><text:span text:style-name="T77"><text:s/></text:span><text:span text:style-name="T77">- ABADESSA</text:span></text:p><text:p><text:span text:style-name="T77">==================================================</text:span></text:p><text:p><text:span text:style-name="T77"/></text:p><text:p><text:span text:style-name="T77">Lletres que pots utilitzar:</text:span></text:p><text:p><text:span text:style-name="T79">| , <text:s/>, L, <text:s/>, U, <text:s/>, <text:s/>, O, I, O|</text:span></text:p><text:p><text:span text:style-name="T79">| , <text:s/>, <text:s/>, <text:s/>, I, <text:s/>, <text:s/>, <text:s/>, N, <text:s/>|</text:span></text:p><text:p><text:span text:style-name="T79">|A, <text:s/>, C, D, <text:s/>, A, B, E, L, T|</text:span></text:p><text:p><text:span text:style-name="T81"/></text:p><text:p><text:span text:style-name="T77">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7"><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5</text:page-number></text:span><text:span text:style-name="Page_20_Number"><text:span text:style-name="MT4"> de </text:span></text:span><text:span text:style-name="MT4"><text:page-count style:num-format="1">8</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8</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Linux_x86 LibreOffice_project/00m0$Build-5</meta:generator>
    <meta:initial-creator>Pilar Bertrans</meta:initial-creator>
    <meta:creation-date>2011-07-26T20:32:45.570000000</meta:creation-date>
    <dc:language>es-ES</dc:language>
    <meta:editing-cycles>422</meta:editing-cycles>
    <meta:editing-duration>P5DT23H10S</meta:editing-duration>
    <dc:date>2015-08-18T02:38:42.986718361</dc:date>
    <dc:creator>josep </dc:creator>
    <meta:document-statistic meta:table-count="2" meta:image-count="3" meta:object-count="0" meta:page-count="8" meta:paragraph-count="105" meta:word-count="2145" meta:character-count="13071" meta:non-whitespace-character-count="11012"/>
    <meta:user-defined meta:name="Info 1"/>
    <meta:user-defined meta:name="Info 2"/>
    <meta:user-defined meta:name="Info 3"/>
    <meta:user-defined meta:name="Info 4"/>
  </office:meta>
</office:document-meta>
</file>